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8892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02ae5a"/>
    </style:style>
    <style:style style:name="P4" style:family="paragraph" style:parent-style-name="Standard">
      <style:text-properties officeooo:paragraph-rsid="000419f9"/>
    </style:style>
    <style:style style:name="P5" style:family="paragraph" style:parent-style-name="Standard">
      <style:text-properties officeooo:paragraph-rsid="000637ec"/>
    </style:style>
    <style:style style:name="P6" style:family="paragraph" style:parent-style-name="Standard">
      <style:text-properties officeooo:paragraph-rsid="00067817"/>
    </style:style>
    <style:style style:name="T1" style:family="text">
      <style:text-properties officeooo:rsid="00008892"/>
    </style:style>
    <style:style style:name="T2" style:family="text">
      <style:text-properties officeooo:rsid="00055278"/>
    </style:style>
    <style:style style:name="T3" style:family="text">
      <style:text-properties officeooo:rsid="000678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low is a breakdown of 50 essential Ubuntu commands and small scripts, organized by category. Each line briefly explains what the command does and provides a one-line example.</text:p>
      <text:p text:style-name="P1"><text:s/>These commands are part of many daily Linux workflows, whether you’re managing files, monitoring the system, handling packages, networking, or processing text.</text:p>
      <text:p text:style-name="Standard"/>
      <text:p text:style-name="Standard"/>
      <text:p text:style-name="P2">File Management &amp; Navigation</text:p>
      <text:p text:style-name="Standard"/>
      <text:p text:style-name="Standard">1. l<text:span text:style-name="T1">s</text:span> <text:s/></text:p>
      <text:p text:style-name="Standard"><text:s text:c="3"/>Lists files and directories in the current folder. </text:p>
      <text:p text:style-name="Standard"><text:s text:c="3"/>Example: <text:s/></text:p>
      <text:p text:style-name="Standard"><text:s text:c="2"/></text:p>
      <text:p text:style-name="Standard"><text:s text:c="3"/>ls -l /home/username</text:p>
      <text:p text:style-name="Standard"><text:s text:c="2"/></text:p>
      <text:p text:style-name="Standard"/>
      <text:p text:style-name="Standard">2. cd <text:s/></text:p>
      <text:p text:style-name="Standard"><text:s text:c="3"/>Changes the current working directory. </text:p>
      <text:p text:style-name="Standard"><text:s text:c="3"/>Example: <text:s/></text:p>
      <text:p text:style-name="Standard"/>
      <text:p text:style-name="Standard"><text:s text:c="3"/>cd /var/log</text:p>
      <text:p text:style-name="Standard"><text:s/></text:p>
      <text:p text:style-name="Standard"/>
      <text:p text:style-name="Standard">3. pwd <text:s/></text:p>
      <text:p text:style-name="Standard"><text:s text:c="3"/>Prints the full path of the current directory. </text:p>
      <text:p text:style-name="Standard"><text:s text:c="3"/>Example: </text:p>
      <text:p text:style-name="Standard"><text:s text:c="3"/></text:p>
      <text:p text:style-name="Standard"><text:s text:c="3"/>pwd</text:p>
      <text:p text:style-name="Standard"><text:s text:c="3"/></text:p>
      <text:p text:style-name="Standard"/>
      <text:p text:style-name="Standard">4. cp <text:s/></text:p>
      <text:p text:style-name="Standard"><text:s text:c="3"/>Copies files or directories from one location to another. </text:p>
      <text:p text:style-name="Standard"><text:s text:c="3"/>Example: </text:p>
      <text:p text:style-name="Standard"><text:s text:c="3"/></text:p>
      <text:p text:style-name="Standard"><text:s text:c="3"/>cp source.txt /backup/source.txt</text:p>
      <text:p text:style-name="Standard"><text:s text:c="3"/></text:p>
      <text:p text:style-name="Standard"/>
      <text:p text:style-name="Standard">5. mv <text:s/></text:p>
      <text:p text:style-name="Standard"><text:s text:c="3"/>Moves or renames files and directories. </text:p>
      <text:p text:style-name="Standard"><text:s text:c="3"/>Example: <text:s/></text:p>
      <text:p text:style-name="Standard"><text:s text:c="3"/></text:p>
      <text:p text:style-name="Standard"><text:s text:c="3"/>mv oldname.txt newname.txt</text:p>
      <text:p text:style-name="Standard"><text:s text:c="3"/></text:p>
      <text:p text:style-name="Standard"/>
      <text:p text:style-name="Standard">6. rm <text:s/></text:p>
      <text:p text:style-name="Standard"><text:s text:c="3"/>Removes files and directories (use with caution!). <text:s/></text:p>
      <text:p text:style-name="Standard"><text:s text:c="3"/>Example: <text:s/></text:p>
      <text:p text:style-name="Standard"><text:s text:c="3"/></text:p>
      <text:p text:style-name="Standard"><text:s text:c="3"/>rm -rf /tmp/testfolder</text:p>
      <text:p text:style-name="Standard"><text:s text:c="3"/></text:p>
      <text:p text:style-name="Standard"/>
      <text:p text:style-name="Standard">7. mkdir <text:s/></text:p>
      <text:p text:style-name="Standard"><text:s text:c="3"/>Creates a new directory. <text:s/></text:p>
      <text:p text:style-name="Standard"><text:soft-page-break/><text:s text:c="3"/>Example: <text:s/></text:p>
      <text:p text:style-name="Standard"><text:s text:c="3"/></text:p>
      <text:p text:style-name="Standard"><text:s text:c="3"/>mkdir my_new_folder</text:p>
      <text:p text:style-name="Standard"><text:s text:c="3"/></text:p>
      <text:p text:style-name="Standard"/>
      <text:p text:style-name="Standard">8. touch <text:s/></text:p>
      <text:p text:style-name="Standard"><text:s text:c="3"/>Creates an empty file or updates the timestamp of an existing file. <text:s/></text:p>
      <text:p text:style-name="Standard"><text:s text:c="3"/>Example: </text:p>
      <text:p text:style-name="Standard"><text:s text:c="3"/></text:p>
      <text:p text:style-name="Standard"><text:s text:c="3"/>touch newfile.txt</text:p>
      <text:p text:style-name="Standard"><text:s text:c="3"/></text:p>
      <text:p text:style-name="Standard"/>
      <text:p text:style-name="Standard">9. find <text:s/></text:p>
      <text:p text:style-name="Standard"><text:s text:c="3"/>Searches for files and directories recursively based on given criteria. </text:p>
      <text:p text:style-name="Standard"><text:s text:c="3"/>Example: <text:s/></text:p>
      <text:p text:style-name="Standard"><text:s text:c="3"/></text:p>
      <text:p text:style-name="Standard"><text:s text:c="3"/>find /etc -name "*.conf"</text:p>
      <text:p text:style-name="Standard"><text:s text:c="3"/></text:p>
      <text:p text:style-name="Standard"/>
      <text:p text:style-name="Standard">10. locate <text:s/></text:p>
      <text:p text:style-name="Standard"><text:s text:c="4"/>Quickly finds files by name using a prebuilt database. </text:p>
      <text:p text:style-name="Standard"><text:s text:c="4"/>Example: <text:s/></text:p>
      <text:p text:style-name="Standard"><text:s text:c="4"/></text:p>
      <text:p text:style-name="Standard"><text:s text:c="4"/>locate apache2.conf</text:p>
      <text:p text:style-name="Standard"><text:s text:c="4"/></text:p>
      <text:p text:style-name="Standard">--------------------------------------------------------------------------------------------</text:p>
      <text:p text:style-name="Standard">--------------------------------------------------------------------------------------------</text:p>
      <text:p text:style-name="Standard"/>
      <text:p text:style-name="P2">System Information &amp; Monitoring</text:p>
      <text:p text:style-name="Standard"/>
      <text:p text:style-name="Standard">11. uname <text:s/></text:p>
      <text:p text:style-name="Standard"><text:s text:c="4"/>Displays kernel and system architecture details. </text:p>
      <text:p text:style-name="Standard"><text:s text:c="4"/>Example: <text:s/></text:p>
      <text:p text:style-name="Standard"><text:s text:c="4"/></text:p>
      <text:p text:style-name="Standard"><text:s text:c="4"/>uname -a</text:p>
      <text:p text:style-name="Standard"><text:s text:c="4"/></text:p>
      <text:p text:style-name="Standard"/>
      <text:p text:style-name="Standard">12. lsb_release <text:s/></text:p>
      <text:p text:style-name="Standard"><text:s text:c="4"/>Shows distribution-specific information (version, codename, etc.). </text:p>
      <text:p text:style-name="Standard"><text:s text:c="4"/>Example: <text:s/></text:p>
      <text:p text:style-name="Standard"><text:s text:c="4"/></text:p>
      <text:p text:style-name="Standard"><text:s text:c="4"/>lsb_release -a</text:p>
      <text:p text:style-name="Standard"><text:s text:c="4"/></text:p>
      <text:p text:style-name="Standard"/>
      <text:p text:style-name="Standard">13. uptime <text:s/></text:p>
      <text:p text:style-name="Standard"><text:s text:c="4"/>Displays how long the system has been running along with load averages. </text:p>
      <text:p text:style-name="Standard"><text:s text:c="4"/>Example:</text:p>
      <text:p text:style-name="Standard"/>
      <text:p text:style-name="Standard"><text:s text:c="4"/>uptime</text:p>
      <text:p text:style-name="Standard"><text:s text:c="4"/></text:p>
      <text:p text:style-name="Standard"/>
      <text:p text:style-name="Standard">14. top <text:s/></text:p>
      <text:p text:style-name="Standard"><text:soft-page-break/><text:s text:c="4"/>Provides a dynamic real-time view of running system processes and resource usage. <text:s/></text:p>
      <text:p text:style-name="Standard"><text:s text:c="4"/>Example: <text:s/></text:p>
      <text:p text:style-name="Standard"><text:s text:c="4"/></text:p>
      <text:p text:style-name="Standard"><text:s text:c="4"/>top</text:p>
      <text:p text:style-name="Standard"><text:s text:c="4"/></text:p>
      <text:p text:style-name="Standard"/>
      <text:p text:style-name="Standard">15. htop <text:s/></text:p>
      <text:p text:style-name="Standard"><text:s text:c="4"/>An enhanced, interactive process viewer (if installed) for detailed monitoring. </text:p>
      <text:p text:style-name="Standard"><text:s text:c="4"/>Example: <text:s/></text:p>
      <text:p text:style-name="Standard"><text:s text:c="4"/></text:p>
      <text:p text:style-name="Standard"><text:s text:c="4"/>htop</text:p>
      <text:p text:style-name="Standard"><text:s text:c="4"/></text:p>
      <text:p text:style-name="Standard"/>
      <text:p text:style-name="Standard">16. free <text:s/></text:p>
      <text:p text:style-name="Standard"><text:s text:c="4"/>Shows the system’s memory usage (RAM and swap) in a readable format. </text:p>
      <text:p text:style-name="Standard"><text:s text:c="4"/>Example: <text:s/></text:p>
      <text:p text:style-name="Standard"><text:s text:c="4"/></text:p>
      <text:p text:style-name="Standard"><text:s text:c="4"/>free -h</text:p>
      <text:p text:style-name="Standard"><text:s text:c="4"/></text:p>
      <text:p text:style-name="Standard"/>
      <text:p text:style-name="Standard">17. df <text:s/></text:p>
      <text:p text:style-name="Standard"><text:s text:c="4"/>Reports filesystem disk space usage for mounted file systems. <text:s/></text:p>
      <text:p text:style-name="Standard"><text:s text:c="4"/>Example: <text:s/></text:p>
      <text:p text:style-name="Standard"><text:s text:c="4"/></text:p>
      <text:p text:style-name="Standard"><text:s text:c="4"/>df -h</text:p>
      <text:p text:style-name="Standard"><text:s text:c="4"/></text:p>
      <text:p text:style-name="Standard"/>
      <text:p text:style-name="Standard">18. du <text:s/></text:p>
      <text:p text:style-name="Standard"><text:s text:c="4"/>Provides disk usage statistics for files and directories. <text:s/></text:p>
      <text:p text:style-name="Standard"><text:s text:c="4"/>Example: <text:s/></text:p>
      <text:p text:style-name="Standard"><text:s text:c="4"/></text:p>
      <text:p text:style-name="Standard"><text:s text:c="4"/>du -sh /var/log/*</text:p>
      <text:p text:style-name="Standard"><text:s text:c="4"/></text:p>
      <text:p text:style-name="Standard"/>
      <text:p text:style-name="Standard">19. dmesg <text:s/></text:p>
      <text:p text:style-name="Standard"><text:s text:c="4"/>Prints kernel ring buffer messages, useful for diagnosing hardware or driver issues. </text:p>
      <text:p text:style-name="Standard"><text:s text:c="4"/>Example: <text:s/></text:p>
      <text:p text:style-name="Standard"><text:s text:c="4"/></text:p>
      <text:p text:style-name="Standard"><text:s text:c="4"/>dmesg | tail</text:p>
      <text:p text:style-name="Standard"><text:s text:c="4"/></text:p>
      <text:p text:style-name="Standard"/>
      <text:p text:style-name="Standard">20. ps <text:s/></text:p>
      <text:p text:style-name="Standard"><text:s text:c="4"/>Displays a snapshot of current running processes. <text:s/></text:p>
      <text:p text:style-name="Standard"><text:s text:c="4"/>Example: </text:p>
      <text:p text:style-name="Standard"><text:s text:c="4"/></text:p>
      <text:p text:style-name="Standard"><text:s text:c="4"/>ps aux</text:p>
      <text:p text:style-name="Standard"><text:s text:c="4"/></text:p>
      <text:p text:style-name="Standard"/>
      <text:p text:style-name="P3">--------------------------------------------------------------------------------------------</text:p>
      <text:p text:style-name="P3">--------------------------------------------------------------------------------------------</text:p>
      <text:p text:style-name="Standard"/>
      <text:p text:style-name="P2"/>
      <text:p text:style-name="P2"><text:soft-page-break/>Package Management (APT)</text:p>
      <text:p text:style-name="Standard"/>
      <text:p text:style-name="Standard">21. sudo apt update <text:s/></text:p>
      <text:p text:style-name="Standard"><text:s text:c="4"/>Refreshes the local package index with the latest available packages. </text:p>
      <text:p text:style-name="Standard"><text:s text:c="4"/>Example: <text:s/></text:p>
      <text:p text:style-name="Standard"><text:s text:c="4"/></text:p>
      <text:p text:style-name="Standard"><text:s text:c="4"/>sudo apt update</text:p>
      <text:p text:style-name="Standard"><text:s text:c="4"/></text:p>
      <text:p text:style-name="Standard"/>
      <text:p text:style-name="Standard">22. sudo apt upgrade <text:s/></text:p>
      <text:p text:style-name="Standard"><text:s text:c="4"/>Upgrades installed packages to their latest versions. <text:s/></text:p>
      <text:p text:style-name="Standard"><text:s text:c="4"/>Example: </text:p>
      <text:p text:style-name="Standard"><text:s text:c="4"/></text:p>
      <text:p text:style-name="Standard"><text:s text:c="4"/>sudo apt upgrade -y</text:p>
      <text:p text:style-name="Standard"><text:s text:c="4"/></text:p>
      <text:p text:style-name="Standard"/>
      <text:p text:style-name="Standard">23. sudo apt install <text:s/></text:p>
      <text:p text:style-name="Standard"><text:s text:c="4"/>Installs a package from the repositories. </text:p>
      <text:p text:style-name="Standard"><text:s text:c="4"/>Example: </text:p>
      <text:p text:style-name="Standard"><text:s text:c="4"/></text:p>
      <text:p text:style-name="Standard"><text:s text:c="4"/>sudo apt install vim -y</text:p>
      <text:p text:style-name="Standard"><text:s text:c="4"/></text:p>
      <text:p text:style-name="Standard"/>
      <text:p text:style-name="Standard">24. sudo apt remove <text:s/></text:p>
      <text:p text:style-name="Standard"><text:s text:c="4"/>Removes an installed package along with its dependencies (if possible). </text:p>
      <text:p text:style-name="Standard"><text:s text:c="4"/>Example <text:s/></text:p>
      <text:p text:style-name="Standard"><text:s text:c="4"/></text:p>
      <text:p text:style-name="Standard"><text:s text:c="4"/>sudo apt remove firefox -y</text:p>
      <text:p text:style-name="Standard"><text:s text:c="4"/></text:p>
      <text:p text:style-name="Standard"/>
      <text:p text:style-name="Standard">25. apt search <text:s/></text:p>
      <text:p text:style-name="Standard"><text:s text:c="4"/>Searches the repository for a package by name or description. <text:s/></text:p>
      <text:p text:style-name="Standard"><text:s text:c="4"/>Example: <text:s/></text:p>
      <text:p text:style-name="Standard"><text:s text:c="4"/></text:p>
      <text:p text:style-name="Standard"><text:s text:c="4"/>apt search apache</text:p>
      <text:p text:style-name="Standard"><text:s text:c="4"/></text:p>
      <text:p text:style-name="Standard"/>
      <text:p text:style-name="Standard">26. apt show <text:s/></text:p>
      <text:p text:style-name="Standard"><text:s text:c="4"/>Displays detailed information about a specific package. </text:p>
      <text:p text:style-name="Standard"><text:s text:c="4"/>Example: </text:p>
      <text:p text:style-name="Standard"><text:s text:c="4"/></text:p>
      <text:p text:style-name="Standard"><text:s text:c="4"/>apt show curl</text:p>
      <text:p text:style-name="Standard"><text:s text:c="4"/></text:p>
      <text:p text:style-name="Standard"/>
      <text:p text:style-name="P4">--------------------------------------------------------------------------------------------</text:p>
      <text:p text:style-name="P4">--------------------------------------------------------------------------------------------</text:p>
      <text:p text:style-name="Standard"/>
      <text:p text:style-name="P2">Process Management</text:p>
      <text:p text:style-name="Standard"/>
      <text:p text:style-name="Standard">27. pgrep <text:s/></text:p>
      <text:p text:style-name="Standard"><text:s text:c="4"/>Searches for processes by name and returns their process IDs. <text:s/></text:p>
      <text:p text:style-name="Standard"><text:s text:c="4"/>Example: <text:s/></text:p>
      <text:p text:style-name="Standard"><text:soft-page-break/><text:s text:c="4"/></text:p>
      <text:p text:style-name="Standard"><text:s text:c="4"/>pgrep nginx</text:p>
      <text:p text:style-name="Standard"><text:s text:c="4"/></text:p>
      <text:p text:style-name="Standard"/>
      <text:p text:style-name="Standard">28. kill / pkill <text:s/></text:p>
      <text:p text:style-name="Standard"><text:s text:c="4"/>Terminates processes by specifying their PID or name respectively. <text:s/></text:p>
      <text:p text:style-name="Standard"><text:s text:c="4"/>Example: <text:s/></text:p>
      <text:p text:style-name="Standard"><text:s text:c="4"/></text:p>
      <text:p text:style-name="Standard"><text:s text:c="4"/>kill 1234 <text:s text:c="5"/># or use pkill firefox</text:p>
      <text:p text:style-name="Standard"><text:s text:c="4"/></text:p>
      <text:p text:style-name="Standard"/>
      <text:p text:style-name="Standard">29. nice &amp; renice <text:s/></text:p>
      <text:p text:style-name="Standard"><text:s text:c="4"/>Starts a process with altered scheduling priority or adjusts the priority of a running process. </text:p>
      <text:p text:style-name="Standard"><text:s text:c="4"/>Example: <text:s/></text:p>
      <text:p text:style-name="Standard"><text:s text:c="4"/></text:p>
      <text:p text:style-name="Standard"><text:s text:c="4"/>nice -n 10 myscript.sh <text:s/></text:p>
      <text:p text:style-name="Standard"><text:s text:c="4"/>renice 5 -p 1234</text:p>
      <text:p text:style-name="Standard"><text:s text:c="4"/></text:p>
      <text:p text:style-name="Standard"/>
      <text:p text:style-name="P4">--------------------------------------------------------------------------------------------</text:p>
      <text:p text:style-name="P4">--------------------------------------------------------------------------------------------</text:p>
      <text:p text:style-name="Standard"/>
      <text:p text:style-name="Standard">Networking Tools</text:p>
      <text:p text:style-name="Standard"/>
      <text:p text:style-name="Standard">30. ping <text:s/></text:p>
      <text:p text:style-name="Standard"><text:s text:c="4"/>Sends ICMP ECHO_REQUEST packets to test connectivity to a host. <text:s/></text:p>
      <text:p text:style-name="Standard"><text:s text:c="4"/>Example: <text:s/></text:p>
      <text:p text:style-name="Standard"><text:s text:c="4"/></text:p>
      <text:p text:style-name="Standard"><text:s text:c="4"/>ping -c 4 google.com</text:p>
      <text:p text:style-name="Standard"><text:s text:c="4"/></text:p>
      <text:p text:style-name="Standard"/>
      <text:p text:style-name="Standard">31. ip a <text:s/></text:p>
      <text:p text:style-name="Standard"><text:s text:c="4"/>Displays detailed information about all network interfaces and IP addresses. <text:s/></text:p>
      <text:p text:style-name="Standard"><text:s text:c="4"/>Example: </text:p>
      <text:p text:style-name="Standard"><text:s text:c="4"/></text:p>
      <text:p text:style-name="Standard"><text:s text:c="4"/>ip a</text:p>
      <text:p text:style-name="Standard"><text:s text:c="4"/></text:p>
      <text:p text:style-name="Standard"/>
      <text:p text:style-name="Standard">32. traceroute <text:s/><text:span text:style-name="T2">(Or tracepath)</text:span></text:p>
      <text:p text:style-name="Standard"><text:s text:c="4"/>Maps the route packets take to a network host, useful for diagnosing routing issues. <text:s/></text:p>
      <text:p text:style-name="Standard"><text:s text:c="4"/>Example <text:s/></text:p>
      <text:p text:style-name="Standard"><text:s text:c="4"/></text:p>
      <text:p text:style-name="Standard"><text:s text:c="4"/>traceroute google.com</text:p>
      <text:p text:style-name="Standard"><text:s text:c="4"/></text:p>
      <text:p text:style-name="Standard"><text:s text:c="4"/><text:span text:style-name="T2">tracepath google.com</text:span></text:p>
      <text:p text:style-name="Standard"><text:s text:c="4"/></text:p>
      <text:p text:style-name="Standard"/>
      <text:p text:style-name="Standard">33. wget <text:s/></text:p>
      <text:p text:style-name="Standard"><text:s text:c="4"/>Downloads files from the web via HTTP, HTTPS, or FTP protocols. <text:s/></text:p>
      <text:p text:style-name="Standard"><text:s text:c="4"/>Example: </text:p>
      <text:p text:style-name="Standard"><text:s text:c="4"/></text:p>
      <text:p text:style-name="Standard"><text:s text:c="4"/>wget http://example.com/file.zip</text:p>
      <text:p text:style-name="Standard"><text:soft-page-break/><text:s text:c="4"/></text:p>
      <text:p text:style-name="Standard"/>
      <text:p text:style-name="Standard">34. curl <text:s/></text:p>
      <text:p text:style-name="Standard"><text:s text:c="4"/>Transfers data from or to a server using URL syntax, supporting numerous protocols. <text:s/></text:p>
      <text:p text:style-name="Standard"><text:s text:c="4"/>Example: <text:s/></text:p>
      <text:p text:style-name="Standard"><text:s text:c="4"/></text:p>
      <text:p text:style-name="Standard"><text:s text:c="4"/>curl -O http://example.com/file.zip</text:p>
      <text:p text:style-name="Standard"><text:s text:c="4"/></text:p>
      <text:p text:style-name="Standard"/>
      <text:p text:style-name="Standard">35. ss <text:s/></text:p>
      <text:p text:style-name="Standard"><text:s text:c="4"/>Displays detailed socket statistics, widely used for listing listening ports and connections. <text:s/></text:p>
      <text:p text:style-name="Standard"><text:s text:c="4"/>Example: <text:s/></text:p>
      <text:p text:style-name="Standard"><text:s text:c="4"/></text:p>
      <text:p text:style-name="Standard"><text:s text:c="4"/>ss -tuln</text:p>
      <text:p text:style-name="Standard"><text:s text:c="4"/></text:p>
      <text:p text:style-name="Standard"/>
      <text:p text:style-name="Standard">36. netstat <text:s/></text:p>
      <text:p text:style-name="Standard"><text:s text:c="4"/>Shows network connections, routing tables, and interface statistics (considered legacy but still used). <text:s/></text:p>
      <text:p text:style-name="Standard"><text:s text:c="4"/>Example: <text:s/></text:p>
      <text:p text:style-name="Standard"><text:s text:c="4"/></text:p>
      <text:p text:style-name="Standard"><text:s text:c="4"/>netstat -tulnp</text:p>
      <text:p text:style-name="Standard"><text:s text:c="4"/></text:p>
      <text:p text:style-name="Standard"/>
      <text:p text:style-name="P5">--------------------------------------------------------------------------------------------</text:p>
      <text:p text:style-name="P5">--------------------------------------------------------------------------------------------</text:p>
      <text:p text:style-name="Standard"/>
      <text:p text:style-name="P2">User &amp; Permission Management</text:p>
      <text:p text:style-name="Standard"/>
      <text:p text:style-name="Standard">37. sudo <text:s/></text:p>
      <text:p text:style-name="Standard"><text:s text:c="4"/>Executes commands with administrative (root) privileges. <text:s/></text:p>
      <text:p text:style-name="Standard"><text:s text:c="4"/>Example: <text:s/></text:p>
      <text:p text:style-name="Standard"><text:s text:c="4"/></text:p>
      <text:p text:style-name="Standard"><text:s text:c="4"/>sudo reboot</text:p>
      <text:p text:style-name="Standard"><text:s text:c="4"/></text:p>
      <text:p text:style-name="Standard"/>
      <text:p text:style-name="Standard">38. su <text:s/></text:p>
      <text:p text:style-name="Standard"><text:s text:c="4"/>Switches to another user account in the shell (commonly used to become root). <text:s/></text:p>
      <text:p text:style-name="Standard"><text:s text:c="4"/>Example: <text:s/></text:p>
      <text:p text:style-name="Standard"><text:s text:c="4"/></text:p>
      <text:p text:style-name="Standard"><text:s text:c="4"/>su - username</text:p>
      <text:p text:style-name="Standard"><text:s text:c="4"/></text:p>
      <text:p text:style-name="Standard"/>
      <text:p text:style-name="Standard">39. chown <text:s/></text:p>
      <text:p text:style-name="Standard"><text:s text:c="4"/>Changes the ownership of files and directories. <text:s/></text:p>
      <text:p text:style-name="Standard"><text:s text:c="4"/>Example: <text:s/></text:p>
      <text:p text:style-name="Standard"><text:s text:c="4"/></text:p>
      <text:p text:style-name="Standard"><text:s text:c="4"/>sudo chown username:group file.txt</text:p>
      <text:p text:style-name="Standard"><text:s text:c="4"/></text:p>
      <text:p text:style-name="Standard"/>
      <text:p text:style-name="Standard">40. chmod <text:s/></text:p>
      <text:p text:style-name="Standard"><text:s text:c="4"/>Modifies file and directory permissions (read, write, execute). <text:s/></text:p>
      <text:p text:style-name="Standard"><text:soft-page-break/><text:s text:c="4"/>Example: <text:s/></text:p>
      <text:p text:style-name="Standard"><text:s text:c="4"/></text:p>
      <text:p text:style-name="Standard"><text:s text:c="4"/>chmod 755 script.sh</text:p>
      <text:p text:style-name="Standard"><text:s text:c="4"/></text:p>
      <text:p text:style-name="Standard"/>
      <text:p text:style-name="P5">--------------------------------------------------------------------------------------------</text:p>
      <text:p text:style-name="P5">--------------------------------------------------------------------------------------------</text:p>
      <text:p text:style-name="Standard"/>
      <text:p text:style-name="P2">Text Processing &amp; File Viewing</text:p>
      <text:p text:style-name="Standard"/>
      <text:p text:style-name="Standard">41. cat <text:s/></text:p>
      <text:p text:style-name="Standard"><text:s text:c="4"/>Displays the contents of a file on the standard output. <text:s/></text:p>
      <text:p text:style-name="Standard"><text:s text:c="4"/>Example:</text:p>
      <text:p text:style-name="Standard"><text:s text:c="4"/></text:p>
      <text:p text:style-name="Standard"><text:s text:c="4"/>cat /etc/passwd</text:p>
      <text:p text:style-name="Standard"><text:s text:c="4"/></text:p>
      <text:p text:style-name="Standard"/>
      <text:p text:style-name="Standard">42. grep <text:s/></text:p>
      <text:p text:style-name="Standard"><text:s text:c="4"/>Searches for patterns within files using regular expressions. <text:s/></text:p>
      <text:p text:style-name="Standard"><text:s text:c="4"/>Example: <text:s/></text:p>
      <text:p text:style-name="Standard"><text:s text:c="4"/></text:p>
      <text:p text:style-name="Standard"><text:s text:c="4"/>grep "root" /etc/passwd</text:p>
      <text:p text:style-name="Standard"><text:s text:c="4"/></text:p>
      <text:p text:style-name="Standard"/>
      <text:p text:style-name="Standard">43. sed <text:s/></text:p>
      <text:p text:style-name="Standard"><text:s text:c="4"/>Stream editor for filtering and transforming text in files or input streams. <text:s/></text:p>
      <text:p text:style-name="Standard"><text:s text:c="4"/>Example: <text:s/></text:p>
      <text:p text:style-name="Standard"><text:s text:c="4"/></text:p>
      <text:p text:style-name="Standard"><text:s text:c="4"/>sed 's/old/new/g' file.txt</text:p>
      <text:p text:style-name="Standard"><text:s text:c="4"/></text:p>
      <text:p text:style-name="Standard"/>
      <text:p text:style-name="Standard">44. awk <text:s/></text:p>
      <text:p text:style-name="Standard"><text:s text:c="4"/>A versatile programming language for pattern scanning and processing in text files. <text:s/></text:p>
      <text:p text:style-name="Standard"><text:s text:c="4"/>Example: <text:s/></text:p>
      <text:p text:style-name="Standard"><text:s text:c="4"/></text:p>
      <text:p text:style-name="Standard"><text:s text:c="4"/>awk -F: '{print $1}' /etc/passwd</text:p>
      <text:p text:style-name="Standard"><text:s text:c="4"/></text:p>
      <text:p text:style-name="Standard"/>
      <text:p text:style-name="Standard">45. less <text:s/></text:p>
      <text:p text:style-name="Standard"><text:s text:c="4"/>Views file content one page at a time with scrolling capabilities. <text:s/></text:p>
      <text:p text:style-name="Standard"><text:s text:c="4"/>Example: <text:s/></text:p>
      <text:p text:style-name="Standard"><text:s text:c="4"/></text:p>
      <text:p text:style-name="Standard"><text:s text:c="4"/>less /var/log/syslog</text:p>
      <text:p text:style-name="Standard"><text:s text:c="4"/></text:p>
      <text:p text:style-name="Standard"/>
      <text:p text:style-name="P5">--------------------------------------------------------------------------------------------</text:p>
      <text:p text:style-name="P5">--------------------------------------------------------------------------------------------</text:p>
      <text:p text:style-name="Standard"/>
      <text:p text:style-name="P2">Archiving &amp; Compression</text:p>
      <text:p text:style-name="Standard"/>
      <text:p text:style-name="Standard">46. tar (Create Archive<text:span text:style-name="T3">)</text:span> <text:s/></text:p>
      <text:p text:style-name="Standard"><text:s text:c="4"/>Creates compressed archives of files and directories using tar formats. <text:s/></text:p>
      <text:p text:style-name="Standard"><text:soft-page-break/><text:s text:c="4"/>Example: </text:p>
      <text:p text:style-name="Standard"><text:s text:c="4"/></text:p>
      <text:p text:style-name="Standard"><text:s text:c="4"/>tar -czvf archive.tar.gz /path/to/dir</text:p>
      <text:p text:style-name="Standard"><text:s text:c="4"/></text:p>
      <text:p text:style-name="Standard"/>
      <text:p text:style-name="Standard">47. tar -tf (List Archive) <text:s/></text:p>
      <text:p text:style-name="Standard"><text:s text:c="4"/>Lists the contents of a tar archive without extracting them. <text:s/></text:p>
      <text:p text:style-name="Standard"><text:s text:c="4"/>Example: </text:p>
      <text:p text:style-name="Standard"><text:s text:c="4"/></text:p>
      <text:p text:style-name="Standard"><text:s text:c="4"/>tar -tf archive.tar.gz</text:p>
      <text:p text:style-name="Standard"><text:s text:c="4"/></text:p>
      <text:p text:style-name="Standard"/>
      <text:p text:style-name="P6">--------------------------------------------------------------------------------------------</text:p>
      <text:p text:style-name="P6">--------------------------------------------------------------------------------------------</text:p>
      <text:p text:style-name="Standard"/>
      <text:p text:style-name="P2">Remote Connectivity</text:p>
      <text:p text:style-name="Standard"/>
      <text:p text:style-name="Standard">48. ssh <text:s/></text:p>
      <text:p text:style-name="Standard"><text:s text:c="4"/>Securely connects to remote systems via encrypted shell sessions. </text:p>
      <text:p text:style-name="Standard"><text:s text:c="4"/>Example: <text:s/></text:p>
      <text:p text:style-name="Standard"><text:s text:c="4"/></text:p>
      <text:p text:style-name="Standard"><text:s text:c="4"/>ssh user@192.168.1.10</text:p>
      <text:p text:style-name="Standard"><text:s text:c="4"/></text:p>
      <text:p text:style-name="Standard"/>
      <text:p text:style-name="Standard">49. scp <text:s/></text:p>
      <text:p text:style-name="Standard"><text:s text:c="4"/>Copies files and directories securely between hosts over SSH. </text:p>
      <text:p text:style-name="Standard"><text:s text:c="4"/>Example: <text:s/></text:p>
      <text:p text:style-name="Standard"><text:s text:c="4"/></text:p>
      <text:p text:style-name="Standard"><text:s text:c="4"/>scp file.txt user@remote:/path/to/destination</text:p>
      <text:p text:style-name="Standard"><text:s text:c="4"/></text:p>
      <text:p text:style-name="Standard"/>
      <text:p text:style-name="Standard">50. rsync <text:s/></text:p>
      <text:p text:style-name="Standard"><text:s text:c="4"/>Synchronizes files and directories locally or remotely with efficient delta transfers. </text:p>
      <text:p text:style-name="Standard"><text:s text:c="4"/>Example: <text:s/></text:p>
      <text:p text:style-name="Standard"><text:s text:c="4"/></text:p>
      <text:p text:style-name="Standard"><text:s text:c="4"/>rsync -avz /local/dir user@remote:/remote/dir</text:p>
      <text:p text:style-name="Standard"><text:s text:c="4"/></text:p>
      <text:p text:style-name="Standard"/>
      <text:p text:style-name="P6">--------------------------------------------------------------------------------------------</text:p>
      <text:p text:style-name="P6">--------------------------------------------------------------------------------------------</text:p>
      <text:p text:style-name="Standard"/>
      <text:p text:style-name="Standard">Each of these commands plays a vital role in daily Ubuntu administration and usage. By mastering these, you can efficiently handle everything from file navigation and process management to networking diagnostics and remote system administration. <text:s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6:38:59.572690663</meta:creation-date>
    <dc:date>2025-04-25T17:13:01.938800375</dc:date>
    <meta:editing-duration>PT23M50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8" meta:paragraph-count="331" meta:word-count="925" meta:character-count="8804" meta:non-whitespace-character-count="6882"/>
  </office:meta>
</office:document-meta>
</file>